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82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style:style style:name="ta2" style:family="table" style:master-page-name="PageStyle_5f_Sayfa2">
      <style:table-properties table:display="true" style:writing-mode="lr-tb"/>
    </style:style>
    <number:number-style style:name="N5004" number:language="tr" number:country="TR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ff0000"/>
    </style:style>
    <style:style style:name="ce2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c000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>
      <style:table-cell-properties fo:background-color="#ff00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" style:family="table-cell" style:parent-style-name="Excel_20_Built-in_20_Normal" style:data-style-name="N511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" style:family="table-cell" style:parent-style-name="Excel_20_Built-in_20_Normal" style:data-style-name="N511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2" style:family="table-cell" style:parent-style-name="Excel_20_Built-in_20_Normal" style:data-style-name="N5004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3" style:family="table-cell" style:parent-style-name="Excel_20_Built-in_20_Normal" style:data-style-name="N5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yfa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Domain,</text:p>
          </table:table-cell>
          <table:table-cell table:style-name="ce6" office:value-type="float" office:value="1">
            <text:p>1</text:p>
          </table:table-cell>
          <table:table-cell office:value-type="string">
            <text:p>int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ceive Time,</text:p>
          </table:table-cell>
          <table:table-cell table:style-name="ce7" office:value-type="date" office:date-value="2011-01-25T01:15:25">
            <text:p>25.01.2011 01:15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erial #,</text:p>
          </table:table-cell>
          <table:table-cell table:style-name="ce8" office:value-type="string">
            <text:p>0004C100832,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ype,</text:p>
          </table:table-cell>
          <table:table-cell table:style-name="ce9" office:value-type="string">
            <text:p>THREAT,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hreat/Content Type,</text:p>
          </table:table-cell>
          <table:table-cell table:style-name="ce10" office:value-type="string">
            <text:p>url,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nfig Version,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Generate Time,</text:p>
          </table:table-cell>
          <table:table-cell table:style-name="ce11" office:value-type="date" office:date-value="2011-01-25T01:15:24">
            <text:p>25.01.2011 01:15</text:p>
          </table:table-cell>
          <table:table-cell office:value-type="string">
            <text:p>date_time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ource address,</text:p>
          </table:table-cell>
          <table:table-cell table:style-name="ce6" office:value-type="string">
            <text:p>10.10.9.42,</text:p>
          </table:table-cell>
          <table:table-cell office:value-type="string">
            <text:p>str3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stination address,</text:p>
          </table:table-cell>
          <table:table-cell table:style-name="ce12" office:value-type="float" office:value="75126182187">
            <text:p>75.126.182.187,00</text:p>
          </table:table-cell>
          <table:table-cell office:value-type="string">
            <text:p>str4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AT Source IP,</text:p>
          </table:table-cell>
          <table:table-cell table:style-name="ce6" office:value-type="string">
            <text:p>193.189.142.3,</text:p>
          </table:table-cell>
          <table:table-cell office:value-type="string">
            <text:p>str5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AT Destination IP,</text:p>
          </table:table-cell>
          <table:table-cell table:style-name="ce12" office:value-type="float" office:value="75126182187">
            <text:p>75.126.182.187,00</text:p>
          </table:table-cell>
          <table:table-cell office:value-type="string">
            <text:p>str6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ule,</text:p>
          </table:table-cell>
          <table:table-cell table:style-name="ce6" office:value-type="string">
            <text:p>URL_Default,</text:p>
          </table:table-cell>
          <table:table-cell office:value-type="string">
            <text:p>str9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ource User,</text:p>
          </table:table-cell>
          <table:table-cell table:style-name="ce6" office:value-type="string">
            <text:p>tpe\nguser,</text:p>
          </table:table-cell>
          <table:table-cell office:value-type="string">
            <text:p>usersıd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Destination User,</text:p>
          </table:table-cell>
          <table:table-cell table:style-name="ce8" office:value-type="string">
            <text:p>,</text:p>
          </table:table-cell>
          <table:table-cell/>
          <table:table-cell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pplication,</text:p>
          </table:table-cell>
          <table:table-cell table:style-name="ce6" office:value-type="string">
            <text:p>web-browsing,</text:p>
          </table:table-cell>
          <table:table-cell office:value-type="string">
            <text:p>str10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Virtual System,</text:p>
          </table:table-cell>
          <table:table-cell table:style-name="ce8" office:value-type="string">
            <text:p>vsys1,</text:p>
          </table:table-cell>
          <table:table-cell/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ource Zone,</text:p>
          </table:table-cell>
          <table:table-cell table:style-name="ce10" office:value-type="string">
            <text:p>LAN,</text:p>
          </table:table-cell>
          <table:table-cell/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stination Zone,</text:p>
          </table:table-cell>
          <table:table-cell table:style-name="ce10" office:value-type="string">
            <text:p>Internet,</text:p>
          </table:table-cell>
          <table:table-cell/>
          <table:table-cell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Inbound Interface,</text:p>
          </table:table-cell>
          <table:table-cell table:style-name="ce6" office:value-type="string">
            <text:p>ethernet1/6,</text:p>
          </table:table-cell>
          <table:table-cell office:value-type="string">
            <text:p>str1</text:p>
          </table:table-cell>
          <table:table-cell office:value-type="float" office:value="18">
            <text:p>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Outbound Interface,</text:p>
          </table:table-cell>
          <table:table-cell table:style-name="ce6" office:value-type="string">
            <text:p>ethernet1/1,</text:p>
          </table:table-cell>
          <table:table-cell office:value-type="string">
            <text:p>str2</text:p>
          </table:table-cell>
          <table:table-cell office:value-type="float" office:value="19">
            <text:p>19</text:p>
          </table:table-cell>
          <table:table-cell table:number-columns-repeated="1020"/>
        </table:table-row>
        <table:table-row table:style-name="ro1">
          <table:table-cell office:value-type="string">
            <text:p>Log Action,</text:p>
          </table:table-cell>
          <table:table-cell table:style-name="ce8" office:value-type="string">
            <text:p>,</text:p>
          </table:table-cell>
          <table:table-cell/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Time Logged,</text:p>
          </table:table-cell>
          <table:table-cell table:style-name="ce13" office:value-type="date" office:date-value="2011-01-25T01:15:25">
            <text:p>25.01.2011 01:15</text:p>
          </table:table-cell>
          <table:table-cell/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ession ID,</text:p>
          </table:table-cell>
          <table:table-cell table:style-name="ce6" office:value-type="float" office:value="18444">
            <text:p>18444</text:p>
          </table:table-cell>
          <table:table-cell office:value-type="string">
            <text:p>int7</text:p>
          </table:table-cell>
          <table:table-cell office:value-type="float" office:value="22">
            <text:p>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peat Count,</text:p>
          </table:table-cell>
          <table:table-cell table:style-name="ce6" office:value-type="float" office:value="1">
            <text:p>1</text:p>
          </table:table-cell>
          <table:table-cell office:value-type="string">
            <text:p>int2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ource Port,</text:p>
          </table:table-cell>
          <table:table-cell table:style-name="ce14" office:value-type="float" office:value="3850">
            <text:p>3850</text:p>
          </table:table-cell>
          <table:table-cell office:value-type="string">
            <text:p>int3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stination Port,</text:p>
          </table:table-cell>
          <table:table-cell table:style-name="ce14" office:value-type="float" office:value="80">
            <text:p>80</text:p>
          </table:table-cell>
          <table:table-cell office:value-type="string">
            <text:p>int4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AT Source Port,</text:p>
          </table:table-cell>
          <table:table-cell table:style-name="ce14" office:value-type="float" office:value="9816">
            <text:p>9816</text:p>
          </table:table-cell>
          <table:table-cell office:value-type="string">
            <text:p>int5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AT Destination Port,</text:p>
          </table:table-cell>
          <table:table-cell table:style-name="ce14" office:value-type="float" office:value="80">
            <text:p>80</text:p>
          </table:table-cell>
          <table:table-cell office:value-type="string">
            <text:p>int6</text:p>
          </table:table-cell>
          <table:table-cell office:value-type="float" office:value="27">
            <text:p>27</text:p>
          </table:table-cell>
          <table:table-cell table:number-columns-repeated="1020"/>
        </table:table-row>
        <table:table-row table:style-name="ro1">
          <table:table-cell office:value-type="string">
            <text:p>Flags,</text:p>
          </table:table-cell>
          <table:table-cell table:style-name="ce8" office:value-type="string">
            <text:p>0x40,</text:p>
          </table:table-cell>
          <table:table-cell/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IP Protocol,</text:p>
          </table:table-cell>
          <table:table-cell table:style-name="ce6" office:value-type="string">
            <text:p>tcp,</text:p>
          </table:table-cell>
          <table:table-cell office:value-type="string">
            <text:p>str7</text:p>
          </table:table-cell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tion,</text:p>
          </table:table-cell>
          <table:table-cell table:style-name="ce6" office:value-type="string">
            <text:p>block-url,</text:p>
          </table:table-cell>
          <table:table-cell office:value-type="string">
            <text:p>eventtype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URL,</text:p>
          </table:table-cell>
          <table:table-cell table:style-name="ce6" office:value-type="string">
            <text:p>srv.sayyac.net/sa.js?_salogin=ztporno&amp;_sav=4.3,(9999),</text:p>
          </table:table-cell>
          <table:table-cell office:value-type="string">
            <text:p>sourcename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reat/Content Name,</text:p>
          </table:table-cell>
          <table:table-cell table:style-name="ce6" office:value-type="string">
            <text:p>malware-sites,</text:p>
          </table:table-cell>
          <table:table-cell office:value-type="string">
            <text:p>str8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Category,</text:p>
          </table:table-cell>
          <table:table-cell table:style-name="ce6" office:value-type="string">
            <text:p>informational,</text:p>
          </table:table-cell>
          <table:table-cell office:value-type="string">
            <text:p>eventcategory</text:p>
          </table:table-cell>
          <table:table-cell office:value-type="float" office:value="33">
            <text:p>33</text:p>
          </table:table-cell>
          <table:table-cell table:number-columns-repeated="1020"/>
        </table:table-row>
        <table:table-row table:style-name="ro1">
          <table:table-cell office:value-type="string">
            <text:p>Severity,</text:p>
          </table:table-cell>
          <table:table-cell table:style-name="ce8" office:value-type="string">
            <text:p>client-to-server</text:p>
          </table:table-cell>
          <table:table-cell/>
          <table:table-cell office:value-type="float" office:value="34">
            <text:p>34</text:p>
          </table:table-cell>
          <table:table-cell table:number-columns-repeated="1020"/>
        </table:table-row>
        <table:table-row table:style-name="ro1">
          <table:table-cell office:value-type="string">
            <text:p>Direction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20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2" table:style-name="ta2" table:print="false">
        <table:table-column table:style-name="co4" table:number-columns-repeated="1024" table:default-cell-style-name="Excel_20_Built-in_20_Normal"/>
        <table:table-row table:style-name="ro1">
          <table:table-cell office:value-type="string">
            <text:p>Domain,Receive Time,Serial #,Type,Threat/Content Type,Config Version,Generate Time,Source address,Destination address,NAT Source IP,NAT Destination IP,Rule,Source User,Destination User,Application,Virtual System,Source Zone,Destination Zone,Inbound Interface,Outbound Interface,Log Action,Time Logged,Session ID,Repeat Count,Source Port,Destination Port,NAT Source Port,NAT Destination Port,Flags,IP Protocol,Action,URL,Threat/Content Name,Category,Severity,Direction</text:p>
          </table:table-cell>
          <table:table-cell table:number-columns-repeated="1023"/>
        </table:table-row>
        <table:table-row table:style-name="ro1">
          <table:table-cell office:value-type="string">
            <text:p>1,2011/01/25 01:15:25,0004C100832,THREAT,url,1,2011/01/25 01:15:24,10.10.9.42,75.126.182.187,193.189.142.3,75.126.182.187,URL_Default,tpe\nguser,,web-browsing,vsys1,LAN,Internet,ethernet1/6,ethernet1/1,,2011/01/25 01:15:25,18444,1,3850,80,9816,80,0x40,tcp,block-url,srv.sayyac.net/sa.js?_salogin=ztporn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26:40,0004C100832,THREAT,url,1,2011/01/25 01:26:39,10.10.9.42,75.126.182.187,193.189.142.3,75.126.182.187,URL_Default,tpe\guvenlik,,web-browsing,vsys1,LAN,Internet,ethernet1/6,ethernet1/1,,2011/01/25 01:26:40,29394,1,4125,80,63495,80,0x40,tcp,block-url,srv.sayyac.net/sa.js?_salogin=ztporn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0:38,0004C100832,THREAT,url,1,2011/01/25 01:30:37,10.10.9.206,75.126.182.187,193.189.142.3,75.126.182.187,URL_Default,tpe\nizamiye1,,web-browsing,vsys1,LAN,Internet,ethernet1/6,ethernet1/1,,2011/01/25 01:30:38,101293,1,4008,80,11080,80,0x40,tcp,block-url,srv.sayyac.net/sa.js?_salogin=filmizleocom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1:22,0004C100832,THREAT,url,1,2011/01/25 01:31:21,10.10.9.206,66.212.226.173,193.189.142.3,66.212.226.173,URL_Default,tpe\nizamiye1,,web-browsing,vsys1,LAN,Internet,ethernet1/6,ethernet1/1,,2011/01/25 01:31:22,15577,1,4124,80,16648,80,0x40,tcp,block-url,affiliates.smartliveaffiliates.com/processing/impressions.asp?b,(9999),online-gambling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1:23,0004C100832,THREAT,url,1,2011/01/25 01:31:22,10.10.9.206,75.126.182.187,193.189.142.3,75.126.182.187,URL_Default,tpe\nizamiye1,,web-browsing,vsys1,LAN,Internet,ethernet1/6,ethernet1/1,,2011/01/25 01:31:23,27185,1,4132,80,15296,80,0x40,tcp,block-url,srv.sayyac.net/sa.js?_salogin=xkimenet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1:40,0004C100832,THREAT,url,1,2011/01/25 01:31:39,10.10.9.206,66.212.226.173,193.189.142.3,66.212.226.173,URL_Default,tpe\nizamiye1,,web-browsing,vsys1,LAN,Internet,ethernet1/6,ethernet1/1,,2011/01/25 01:31:40,5950,1,4193,80,40128,80,0x40,tcp,block-url,affiliates.smartliveaffiliates.com/processing/impressions.asp?b,(9999),online-gambling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1:40,0004C100832,THREAT,url,1,2011/01/25 01:31:39,10.10.9.206,75.126.182.187,193.189.142.3,75.126.182.187,URL_Default,tpe\nizamiye1,,web-browsing,vsys1,LAN,Internet,ethernet1/6,ethernet1/1,,2011/01/25 01:31:40,26554,1,4209,80,40811,80,0x40,tcp,block-url,srv.sayyac.net/sa.js?_salogin=xkimenet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1:46,0004C100832,THREAT,url,1,2011/01/25 01:31:45,10.10.9.206,66.212.226.173,193.189.142.3,66.212.226.173,URL_Default,tpe\nizamiye1,,web-browsing,vsys1,LAN,Internet,ethernet1/6,ethernet1/1,,2011/01/25 01:31:46,5719,1,4253,80,34885,80,0x40,tcp,block-url,affiliates.smartliveaffiliates.com/processing/impressions.asp?b,(9999),online-gambling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1:47,0004C100832,THREAT,url,1,2011/01/25 01:31:46,10.10.9.206,75.126.182.187,193.189.142.3,75.126.182.187,URL_Default,tpe\nizamiye1,,web-browsing,vsys1,LAN,Internet,ethernet1/6,ethernet1/1,,2011/01/25 01:31:47,19711,1,4257,80,57760,80,0x40,tcp,block-url,srv.sayyac.net/sa.js?_salogin=xkimenet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2:02,0004C100832,THREAT,url,1,2011/01/25 01:32:01,10.10.9.206,66.212.226.173,193.189.142.3,66.212.226.173,URL_Default,tpe\nizamiye1,,web-browsing,vsys1,LAN,Internet,ethernet1/6,ethernet1/1,,2011/01/25 01:32:02,5519,1,4304,80,48087,80,0x40,tcp,block-url,affiliates.smartliveaffiliates.com/processing/impressions.asp?b,(9999),online-gambling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2:02,0004C100832,THREAT,url,1,2011/01/25 01:32:01,10.10.9.206,75.126.182.187,193.189.142.3,75.126.182.187,URL_Default,tpe\nizamiye1,,web-browsing,vsys1,LAN,Internet,ethernet1/6,ethernet1/1,,2011/01/25 01:32:02,28116,1,4306,80,11261,80,0x40,tcp,block-url,srv.sayyac.net/sa.js?_salogin=xkimenet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2:38,0004C100832,THREAT,url,1,2011/01/25 01:32:37,10.10.9.206,66.212.226.173,193.189.142.3,66.212.226.173,URL_Default,tpe\nizamiye1,,web-browsing,vsys1,LAN,Internet,ethernet1/6,ethernet1/1,,2011/01/25 01:32:38,24366,1,4380,80,39487,80,0x40,tcp,block-url,affiliates.smartliveaffiliates.com/processing/impressions.asp?b,(9999),online-gambling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2:38,0004C100832,THREAT,url,1,2011/01/25 01:32:37,10.10.9.206,75.126.182.187,193.189.142.3,75.126.182.187,URL_Default,tpe\nizamiye1,,web-browsing,vsys1,LAN,Internet,ethernet1/6,ethernet1/1,,2011/01/25 01:32:38,26746,1,4383,80,8123,80,0x40,tcp,block-url,srv.sayyac.net/sa.js?_salogin=xkimenet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3:00,0004C100832,THREAT,url,1,2011/01/25 01:32:59,10.10.9.206,66.212.226.173,193.189.142.3,66.212.226.173,URL_Default,tpe\nizamiye1,,web-browsing,vsys1,LAN,Internet,ethernet1/6,ethernet1/1,,2011/01/25 01:33:00,16658,1,4439,80,55104,80,0x40,tcp,block-url,affiliates.smartliveaffiliates.com/processing/impressions.asp?b,(9999),online-gambling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33:01,0004C100832,THREAT,url,1,2011/01/25 01:33:00,10.10.9.206,75.126.182.187,193.189.142.3,75.126.182.187,URL_Default,tpe\nizamiye1,,web-browsing,vsys1,LAN,Internet,ethernet1/6,ethernet1/1,,2011/01/25 01:33:01,26694,1,4471,80,7013,80,0x40,tcp,block-url,srv.sayyac.net/sa.js?_salogin=xkimenet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42:27,0004C100832,THREAT,url,1,2011/01/25 01:42:26,10.10.9.206,66.212.226.173,193.189.142.3,66.212.226.173,URL_Default,tpe\nizamiye1,,web-browsing,vsys1,LAN,Internet,ethernet1/6,ethernet1/1,,2011/01/25 01:42:27,23811,1,4713,80,58976,80,0x40,tcp,block-url,affiliates.smartliveaffiliates.com/processing/impressions.asp?b,(9999),online-gambling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42:27,0004C100832,THREAT,url,1,2011/01/25 01:42:26,10.10.9.206,75.126.182.187,193.189.142.3,75.126.182.187,URL_Default,tpe\nizamiye1,,web-browsing,vsys1,LAN,Internet,ethernet1/6,ethernet1/1,,2011/01/25 01:42:27,1892,1,4715,80,33789,80,0x40,tcp,block-url,srv.sayyac.net/sa.js?_salogin=xkimenet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43:09,0004C100832,THREAT,url,1,2011/01/25 01:43:08,10.10.9.206,66.212.226.173,193.189.142.3,66.212.226.173,URL_Default,tpe\nizamiye1,,web-browsing,vsys1,LAN,Internet,ethernet1/6,ethernet1/1,,2011/01/25 01:43:09,14355,1,4771,80,32039,80,0x40,tcp,block-url,affiliates.smartliveaffiliates.com/processing/impressions.asp?b,(9999),online-gambling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1:43:10,0004C100832,THREAT,url,1,2011/01/25 01:43:09,10.10.9.206,75.126.182.187,193.189.142.3,75.126.182.187,URL_Default,tpe\nizamiye1,,web-browsing,vsys1,LAN,Internet,ethernet1/6,ethernet1/1,,2011/01/25 01:43:10,33739,1,4809,80,4459,80,0x40,tcp,block-url,srv.sayyac.net/sa.js?_salogin=xkimenet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08:38,0004C100832,THREAT,url,1,2011/01/25 02:08:38,10.10.9.42,75.126.182.187,193.189.142.3,75.126.182.187,URL_Default,tpe\nguser,,web-browsing,vsys1,LAN,Internet,ethernet1/6,ethernet1/1,,2011/01/25 02:08:38,39943,1,4890,80,59316,80,0x40,tcp,block-url,srv.sayyac.net/sa.js?_salogin=ztporn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08:59,0004C100832,THREAT,url,1,2011/01/25 02:08:59,10.10.9.42,75.126.182.187,193.189.142.3,75.126.182.187,URL_Default,tpe\nguser,,web-browsing,vsys1,LAN,Internet,ethernet1/6,ethernet1/1,,2011/01/25 02:08:59,28379,1,4934,80,6982,80,0x40,tcp,block-url,srv.sayyac.net/sa.js?_salogin=askerliksorgulama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09:40,0004C100832,THREAT,url,1,2011/01/25 02:09:40,10.10.9.42,75.126.182.187,193.189.142.3,75.126.182.187,URL_Default,tpe\nguser,,web-browsing,vsys1,LAN,Internet,ethernet1/6,ethernet1/1,,2011/01/25 02:09:40,24061,1,1073,80,22987,80,0x40,tcp,block-url,srv.sayyac.net/icon.gif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10:09,0004C100832,THREAT,url,1,2011/01/25 02:10:09,10.10.9.42,75.126.182.187,193.189.142.3,75.126.182.187,URL_Default,tpe\nguser,,web-browsing,vsys1,LAN,Internet,ethernet1/6,ethernet1/1,,2011/01/25 02:10:09,31371,1,1155,80,22128,80,0x40,tcp,block-url,srv.sayyac.net/sa.js?_salogin=sohbet3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11:02,0004C100832,THREAT,url,1,2011/01/25 02:11:02,10.10.9.42,75.126.182.187,193.189.142.3,75.126.182.187,URL_Default,tpe\guvenlik,,web-browsing,vsys1,LAN,Internet,ethernet1/6,ethernet1/1,,2011/01/25 02:11:02,20192,1,1180,80,64946,80,0x40,tcp,block-url,srv.sayyac.net/sa.js?_salogin=askerliksorgulama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11:52,0004C100832,THREAT,url,1,2011/01/25 02:11:52,10.10.9.42,174.37.70.184,193.189.142.3,174.37.70.184,URL_Default,tpe\guvenlik,,web-browsing,vsys1,LAN,Internet,ethernet1/6,ethernet1/1,,2011/01/25 02:11:52,39604,1,1227,80,58489,80,0x40,tcp,block-url,zirve100.com/counterv4.js,(9999),spyware-and-adware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12:04,0004C100832,THREAT,url,1,2011/01/25 02:12:04,10.10.9.42,75.126.182.187,193.189.142.3,75.126.182.187,URL_Default,tpe\guvenlik,,web-browsing,vsys1,LAN,Internet,ethernet1/6,ethernet1/1,,2011/01/25 02:12:04,22448,1,1242,80,31881,80,0x40,tcp,block-url,srv.sayyac.net/sa.js?_salogin=ztporn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12:08,0004C100832,THREAT,url,1,2011/01/25 02:12:08,10.10.9.42,75.126.182.187,193.189.142.3,75.126.182.187,URL_Default,tpe\guvenlik,,web-browsing,vsys1,LAN,Internet,ethernet1/6,ethernet1/1,,2011/01/25 02:12:08,37288,1,1256,80,19793,80,0x40,tcp,block-url,srv.sayyac.net/sa.js?_salogin=ztporn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7:54,0004C100832,THREAT,url,1,2011/01/25 02:57:53,10.10.9.22,149.20.56.32,193.189.142.3,149.20.56.32,URL_Default,,,web-browsing,vsys1,LAN,Internet,ethernet1/6,ethernet1/1,,2011/01/25 02:57:54,49297,1,3942,80,60488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7:58,0004C100832,THREAT,url,1,2011/01/25 02:57:57,10.10.9.22,149.20.56.32,193.189.142.3,149.20.56.32,URL_Default,,,web-browsing,vsys1,LAN,Internet,ethernet1/6,ethernet1/1,,2011/01/25 02:57:58,25661,1,3943,80,29294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7:58,0004C100832,THREAT,url,1,2011/01/25 02:57:57,10.10.9.22,149.20.56.32,193.189.142.3,149.20.56.32,URL_Default,,,web-browsing,vsys1,LAN,Internet,ethernet1/6,ethernet1/1,,2011/01/25 02:57:58,16600,1,3944,80,53527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8:10,0004C100832,THREAT,url,1,2011/01/25 02:58:09,10.10.9.22,143.215.143.11,193.189.142.3,143.215.143.11,URL_Default,,,web-browsing,vsys1,LAN,Internet,ethernet1/6,ethernet1/1,,2011/01/25 02:58:10,42469,1,3952,80,31708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8:12,0004C100832,THREAT,url,1,2011/01/25 02:58:11,10.10.9.22,149.20.56.32,193.189.142.3,149.20.56.32,URL_Default,,,web-browsing,vsys1,LAN,Internet,ethernet1/6,ethernet1/1,,2011/01/25 02:58:12,42515,1,3953,80,36841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8:15,0004C100832,THREAT,url,1,2011/01/25 02:58:14,10.10.9.22,143.215.143.11,193.189.142.3,143.215.143.11,URL_Default,,,web-browsing,vsys1,LAN,Internet,ethernet1/6,ethernet1/1,,2011/01/25 02:58:15,42038,1,3954,80,44098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8:16,0004C100832,THREAT,url,1,2011/01/25 02:58:15,10.10.9.22,149.20.56.32,193.189.142.3,149.20.56.32,URL_Default,,,web-browsing,vsys1,LAN,Internet,ethernet1/6,ethernet1/1,,2011/01/25 02:58:16,33381,1,3960,80,57227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8:29,0004C100832,THREAT,url,1,2011/01/25 02:58:29,10.10.9.22,149.20.56.32,193.189.142.3,149.20.56.32,URL_Default,,,web-browsing,vsys1,LAN,Internet,ethernet1/6,ethernet1/1,,2011/01/25 02:58:29,42063,1,3967,80,39039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8:49,0004C100832,THREAT,url,1,2011/01/25 02:58:49,10.10.9.22,149.20.56.32,193.189.142.3,149.20.56.32,URL_Default,,,web-browsing,vsys1,LAN,Internet,ethernet1/6,ethernet1/1,,2011/01/25 02:58:49,42975,1,3982,80,28243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8:58,0004C100832,THREAT,url,1,2011/01/25 02:58:58,10.10.9.22,149.20.56.32,193.189.142.3,149.20.56.32,URL_Default,,,web-browsing,vsys1,LAN,Internet,ethernet1/6,ethernet1/1,,2011/01/25 02:58:58,42703,1,4010,80,39363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9:26,0004C100832,THREAT,url,1,2011/01/25 02:59:25,10.10.9.22,149.20.56.32,193.189.142.3,149.20.56.32,URL_Default,,,web-browsing,vsys1,LAN,Internet,ethernet1/6,ethernet1/1,,2011/01/25 02:59:26,44756,1,4886,80,53739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9:31,0004C100832,THREAT,url,1,2011/01/25 02:59:30,10.10.9.22,149.20.56.32,193.189.142.3,149.20.56.32,URL_Default,,,web-browsing,vsys1,LAN,Internet,ethernet1/6,ethernet1/1,,2011/01/25 02:59:31,50172,1,1087,80,59009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9:44,0004C100832,THREAT,url,1,2011/01/25 02:59:43,10.10.9.22,143.215.143.11,193.189.142.3,143.215.143.11,URL_Default,,,web-browsing,vsys1,LAN,Internet,ethernet1/6,ethernet1/1,,2011/01/25 02:59:44,39968,1,1208,80,25322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9:54,0004C100832,THREAT,url,1,2011/01/25 02:59:53,10.10.9.22,149.20.56.32,193.189.142.3,149.20.56.32,URL_Default,,,web-browsing,vsys1,LAN,Internet,ethernet1/6,ethernet1/1,,2011/01/25 02:59:54,51024,1,1213,80,35041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9:55,0004C100832,THREAT,url,1,2011/01/25 02:59:54,10.10.9.22,149.20.56.32,193.189.142.3,149.20.56.32,URL_Default,,,web-browsing,vsys1,LAN,Internet,ethernet1/6,ethernet1/1,,2011/01/25 02:59:55,36644,1,1214,80,10393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2:59:55,0004C100832,THREAT,url,1,2011/01/25 02:59:54,10.10.9.22,149.20.56.32,193.189.142.3,149.20.56.32,URL_Default,,,web-browsing,vsys1,LAN,Internet,ethernet1/6,ethernet1/1,,2011/01/25 02:59:55,51359,1,1215,80,30365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3:00:01,0004C100832,THREAT,url,1,2011/01/25 03:00:01,10.10.9.22,149.20.56.32,193.189.142.3,149.20.56.32,URL_Default,,,web-browsing,vsys1,LAN,Internet,ethernet1/6,ethernet1/1,,2011/01/25 03:00:01,49873,1,1217,80,9422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3:00:05,0004C100832,THREAT,url,1,2011/01/25 03:00:05,10.10.9.22,143.215.143.11,193.189.142.3,143.215.143.11,URL_Default,,,web-browsing,vsys1,LAN,Internet,ethernet1/6,ethernet1/1,,2011/01/25 03:00:05,41404,1,1221,80,25686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3:00:19,0004C100832,THREAT,url,1,2011/01/25 03:00:19,10.10.9.22,149.20.56.32,193.189.142.3,149.20.56.32,URL_Default,,,web-browsing,vsys1,LAN,Internet,ethernet1/6,ethernet1/1,,2011/01/25 03:00:19,44078,1,1229,80,12099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3:00:29,0004C100832,THREAT,url,1,2011/01/25 03:00:29,10.10.9.22,143.215.143.11,193.189.142.3,143.215.143.11,URL_Default,,,web-browsing,vsys1,LAN,Internet,ethernet1/6,ethernet1/1,,2011/01/25 03:00:29,48063,1,1232,80,2982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3:00:55,0004C100832,THREAT,url,1,2011/01/25 03:00:55,10.10.9.22,149.20.56.32,193.189.142.3,149.20.56.32,URL_Default,,,web-browsing,vsys1,LAN,Internet,ethernet1/6,ethernet1/1,,2011/01/25 03:00:55,55242,1,1251,80,33572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3:01:14,0004C100832,THREAT,url,1,2011/01/25 03:01:13,10.10.9.22,149.20.56.32,193.189.142.3,149.20.56.32,URL_Default,,,web-browsing,vsys1,LAN,Internet,ethernet1/6,ethernet1/1,,2011/01/25 03:01:14,40244,1,1259,80,63620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12:44,0004C100832,THREAT,url,1,2011/01/25 04:12:44,10.10.9.42,75.126.182.189,193.189.142.3,75.126.182.189,URL_Default,tpe\nguser,,web-browsing,vsys1,LAN,Internet,ethernet1/6,ethernet1/1,,2011/01/25 04:12:44,67171,1,3242,80,16212,80,0x40,tcp,block-url,srv.sayyac.net/sa.js?_salogin=ztporn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14:26,0004C100832,THREAT,url,1,2011/01/25 04:14:26,10.10.9.42,46.45.138.126,193.189.142.3,46.45.138.126,URL_Default,tpe\nguser,,web-browsing,vsys1,LAN,Internet,ethernet1/6,ethernet1/1,,2011/01/25 04:14:26,66744,1,3355,80,43634,80,0x40,tcp,block-url,46.45.138.126/analiz.gif?user=ogghaber&amp;wnos=4&amp;wnobr=18&amp;k=ccyes&amp;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16:39,0004C100832,THREAT,url,1,2011/01/25 04:16:38,10.10.9.206,46.45.138.126,193.189.142.3,46.45.138.126,URL_Default,tpe\nizamiye1,,web-browsing,vsys1,LAN,Internet,ethernet1/6,ethernet1/1,,2011/01/25 04:16:39,71928,1,3427,80,10119,80,0x40,tcp,block-url,46.45.138.126/analiz.gif?user=jetmekan&amp;wnos=4referer=http:/www.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1:12,0004C100832,THREAT,url,1,2011/01/25 04:21:12,10.10.9.42,46.45.138.126,193.189.142.3,46.45.138.126,URL_Default,tpe\guvenlik,,web-browsing,vsys1,LAN,Internet,ethernet1/6,ethernet1/1,,2011/01/25 04:21:12,76105,1,3520,80,22113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2:08,0004C100832,THREAT,url,2,2011/01/25 04:22:07,10.10.9.42,46.45.138.126,193.189.142.3,46.45.138.126,URL_Default,tpe\guvenlik,,web-browsing,vsys1,LAN,Internet,ethernet1/6,ethernet1/1,,2011/01/25 04:22:08,56198,1,3553,80,43627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3:07,0004C100832,THREAT,url,2,2011/01/25 04:23:06,10.10.9.42,46.45.138.126,193.189.142.3,46.45.138.126,URL_Default,tpe\guvenlik,,web-browsing,vsys1,LAN,Internet,ethernet1/6,ethernet1/1,,2011/01/25 04:23:07,65891,1,3581,80,26195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3:27,0004C100832,THREAT,url,2,2011/01/25 04:23:26,10.10.9.42,46.45.138.126,193.189.142.3,46.45.138.126,URL_Default,tpe\guvenlik,,web-browsing,vsys1,LAN,Internet,ethernet1/6,ethernet1/1,,2011/01/25 04:23:27,75664,1,3592,80,33953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3:56,0004C100832,THREAT,url,2,2011/01/25 04:23:55,10.10.9.42,46.45.138.126,193.189.142.3,46.45.138.126,URL_Default,tpe\guvenlik,,web-browsing,vsys1,LAN,Internet,ethernet1/6,ethernet1/1,,2011/01/25 04:23:56,70741,1,3639,80,45364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5:53,0004C100832,THREAT,url,2,2011/01/25 04:25:52,10.10.9.42,46.45.138.126,193.189.142.3,46.45.138.126,URL_Default,tpe\guvenlik,,web-browsing,vsys1,LAN,Internet,ethernet1/6,ethernet1/1,,2011/01/25 04:25:53,59986,1,3785,80,52788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6:32,0004C100832,THREAT,url,2,2011/01/25 04:26:31,10.10.9.42,46.45.138.126,193.189.142.3,46.45.138.126,URL_Default,tpe\guvenlik,,web-browsing,vsys1,LAN,Internet,ethernet1/6,ethernet1/1,,2011/01/25 04:26:32,55340,1,3806,80,5404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6:54,0004C100832,THREAT,url,2,2011/01/25 04:26:53,10.10.9.42,46.45.138.126,193.189.142.3,46.45.138.126,URL_Default,tpe\nguser,,web-browsing,vsys1,LAN,Internet,ethernet1/6,ethernet1/1,,2011/01/25 04:26:54,80113,1,3837,80,49856,80,0x40,tcp,block-url,46.45.138.126/analiz.gif?user=ogghaber&amp;l=http:/wce=true&amp;r=0.242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7:26,0004C100832,THREAT,url,2,2011/01/25 04:27:25,10.10.9.42,46.45.138.126,193.189.142.3,46.45.138.126,URL_Default,tpe\nguser,,web-browsing,vsys1,LAN,Internet,ethernet1/6,ethernet1/1,,2011/01/25 04:27:26,64931,1,3856,80,56947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8:41,0004C100832,THREAT,url,2,2011/01/25 04:28:40,10.10.9.42,46.45.138.126,193.189.142.3,46.45.138.126,URL_Default,tpe\nguser,,web-browsing,vsys1,LAN,Internet,ethernet1/6,ethernet1/1,,2011/01/25 04:28:41,66779,1,3942,80,4419,80,0x40,tcp,block-url,46.45.138.126/analiz.gif?user=ogghaber&amp;l=http:/wce=true&amp;r=0.898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9:11,0004C100832,THREAT,url,2,2011/01/25 04:29:10,10.10.9.42,46.45.138.126,193.189.142.3,46.45.138.126,URL_Default,tpe\nguser,,web-browsing,vsys1,LAN,Internet,ethernet1/6,ethernet1/1,,2011/01/25 04:29:11,74703,1,3971,80,1298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29:54,0004C100832,THREAT,url,2,2011/01/25 04:29:53,10.10.9.42,46.45.138.126,193.189.142.3,46.45.138.126,URL_Default,tpe\nguser,,web-browsing,vsys1,LAN,Internet,ethernet1/6,ethernet1/1,,2011/01/25 04:29:54,61730,1,3986,80,49652,80,0x40,tcp,block-url,46.45.138.126/analiz.gif?user=ogghaber&amp;l=http:/wce=true&amp;r=0.162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30:38,0004C100832,THREAT,url,2,2011/01/25 04:30:37,10.10.9.42,46.45.138.126,193.189.142.3,46.45.138.126,URL_Default,tpe\nguser,,web-browsing,vsys1,LAN,Internet,ethernet1/6,ethernet1/1,,2011/01/25 04:30:38,72512,1,4005,80,7520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30:43,0004C100832,THREAT,url,2,2011/01/25 04:30:42,10.10.9.42,46.45.138.126,193.189.142.3,46.45.138.126,URL_Default,tpe\guvenlik,,web-browsing,vsys1,LAN,Internet,ethernet1/6,ethernet1/1,,2011/01/25 04:30:43,66599,1,4013,80,48018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30:50,0004C100832,THREAT,url,2,2011/01/25 04:30:49,10.10.9.42,46.45.138.126,193.189.142.3,46.45.138.126,URL_Default,tpe\guvenlik,,web-browsing,vsys1,LAN,Internet,ethernet1/6,ethernet1/1,,2011/01/25 04:30:50,74145,1,4029,80,45088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30:53,0004C100832,THREAT,url,2,2011/01/25 04:30:52,10.10.9.42,46.45.138.126,193.189.142.3,46.45.138.126,URL_Default,tpe\guvenlik,,web-browsing,vsys1,LAN,Internet,ethernet1/6,ethernet1/1,,2011/01/25 04:30:53,53878,1,4044,80,2633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30:56,0004C100832,THREAT,url,2,2011/01/25 04:30:55,10.10.9.42,46.45.138.126,193.189.142.3,46.45.138.126,URL_Default,tpe\guvenlik,,web-browsing,vsys1,LAN,Internet,ethernet1/6,ethernet1/1,,2011/01/25 04:30:56,75499,1,4054,80,23123,80,0x40,tcp,block-url,46.45.138.126/analiz.gif?user=ogghaber&amp;l=http:/www.ozelguvenlik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40:11,0004C100832,THREAT,url,2,2011/01/25 04:40:10,10.10.9.42,75.126.182.189,193.189.142.3,75.126.182.189,URL_Default,tpe\guvenlik,,web-browsing,vsys1,LAN,Internet,ethernet1/6,ethernet1/1,,2011/01/25 04:40:11,63720,1,4543,80,33269,80,0x40,tcp,block-url,srv.sayyac.net/sa.js?_salogin=ztporn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4:41:04,0004C100832,THREAT,url,2,2011/01/25 04:41:03,10.10.9.42,46.45.138.126,193.189.142.3,46.45.138.126,URL_Default,tpe\guvenlik,,web-browsing,vsys1,LAN,Internet,ethernet1/6,ethernet1/1,,2011/01/25 04:41:04,74176,1,4622,80,50865,80,0x40,tcp,block-url,46.45.138.126/analiz.gif?user=biyoutube&amp;wnosreferer=http:/www.g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5:40:55,0004C100832,THREAT,url,2,2011/01/25 05:40:55,10.10.9.42,75.126.182.189,193.189.142.3,75.126.182.189,URL_Default,tpe\guvenlik,,web-browsing,vsys1,LAN,Internet,ethernet1/6,ethernet1/1,,2011/01/25 05:40:55,92099,1,2223,80,6874,80,0x40,tcp,block-url,srv.sayyac.net/sa.js?_salogin=ztporn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5:47:15,0004C100832,THREAT,url,2,2011/01/25 05:47:14,10.10.9.206,174.37.70.184,193.189.142.3,174.37.70.184,URL_Default,tpe\nizamiye1,,web-browsing,vsys1,LAN,Internet,ethernet1/6,ethernet1/1,,2011/01/25 05:47:15,94826,1,2217,80,40110,80,0x40,tcp,block-url,zirve100.com/counterv4.js,(9999),spyware-and-adware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5:47:16,0004C100832,THREAT,url,2,2011/01/25 05:47:15,10.10.9.206,75.126.182.189,193.189.142.3,75.126.182.189,URL_Default,tpe\nizamiye1,,web-browsing,vsys1,LAN,Internet,ethernet1/6,ethernet1/1,,2011/01/25 05:47:16,81788,1,2229,80,58721,80,0x40,tcp,block-url,srv.sayyac.net/sa.js?_salogin=kredikaa&amp;_sav=4.2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1:49,0004C100832,THREAT,url,2,2011/01/25 06:01:49,10.10.9.22,149.20.56.32,193.189.142.3,149.20.56.32,URL_Default,,,web-browsing,vsys1,LAN,Internet,ethernet1/6,ethernet1/1,,2011/01/25 06:01:49,94275,1,4895,80,63312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1:58,0004C100832,THREAT,url,2,2011/01/25 06:01:58,10.10.9.22,149.20.56.32,193.189.142.3,149.20.56.32,URL_Default,,,web-browsing,vsys1,LAN,Internet,ethernet1/6,ethernet1/1,,2011/01/25 06:01:58,87432,1,4907,80,40251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2:51,0004C100832,THREAT,url,2,2011/01/25 06:02:51,10.10.9.22,143.215.143.11,193.189.142.3,143.215.143.11,URL_Default,,,web-browsing,vsys1,LAN,Internet,ethernet1/6,ethernet1/1,,2011/01/25 06:02:51,99293,1,4924,80,30339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2:52,0004C100832,THREAT,url,2,2011/01/25 06:02:52,10.10.9.22,149.20.56.32,193.189.142.3,149.20.56.32,URL_Default,,,web-browsing,vsys1,LAN,Internet,ethernet1/6,ethernet1/1,,2011/01/25 06:02:52,91899,1,4934,80,42134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2:57,0004C100832,THREAT,url,2,2011/01/25 06:02:57,10.10.9.22,143.215.143.11,193.189.142.3,143.215.143.11,URL_Default,,,web-browsing,vsys1,LAN,Internet,ethernet1/6,ethernet1/1,,2011/01/25 06:02:57,101683,1,4929,80,34690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3:13,0004C100832,THREAT,url,2,2011/01/25 06:03:13,10.10.9.22,149.20.56.32,193.189.142.3,149.20.56.32,URL_Default,,,web-browsing,vsys1,LAN,Internet,ethernet1/6,ethernet1/1,,2011/01/25 06:03:13,100938,1,4951,80,15204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3:26,0004C100832,THREAT,url,2,2011/01/25 06:03:26,10.10.9.22,149.20.56.32,193.189.142.3,149.20.56.32,URL_Default,,,web-browsing,vsys1,LAN,Internet,ethernet1/6,ethernet1/1,,2011/01/25 06:03:26,102269,1,4961,80,19591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3:31,0004C100832,THREAT,url,2,2011/01/25 06:03:31,10.10.9.22,143.215.143.11,193.189.142.3,143.215.143.11,URL_Default,,,web-browsing,vsys1,LAN,Internet,ethernet1/6,ethernet1/1,,2011/01/25 06:03:31,92012,1,4964,80,44053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3:35,0004C100832,THREAT,url,2,2011/01/25 06:03:35,10.10.9.22,149.20.56.32,193.189.142.3,149.20.56.32,URL_Default,,,web-browsing,vsys1,LAN,Internet,ethernet1/6,ethernet1/1,,2011/01/25 06:03:35,96258,1,4966,80,59778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3:54,0004C100832,THREAT,url,2,2011/01/25 06:03:54,10.10.9.22,143.215.143.11,193.189.142.3,143.215.143.11,URL_Default,,,web-browsing,vsys1,LAN,Internet,ethernet1/6,ethernet1/1,,2011/01/25 06:03:54,102283,1,4979,80,39449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3:57,0004C100832,THREAT,url,2,2011/01/25 06:03:57,10.10.9.22,149.20.56.32,193.189.142.3,149.20.56.32,URL_Default,,,web-browsing,vsys1,LAN,Internet,ethernet1/6,ethernet1/1,,2011/01/25 06:03:57,98433,1,4986,80,8425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4:24,0004C100832,THREAT,url,2,2011/01/25 06:04:24,10.10.9.22,149.20.56.32,193.189.142.3,149.20.56.32,URL_Default,,,web-browsing,vsys1,LAN,Internet,ethernet1/6,ethernet1/1,,2011/01/25 06:04:24,97150,1,1027,80,51461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4:33,0004C100832,THREAT,url,2,2011/01/25 06:04:33,10.10.9.22,143.215.143.11,193.189.142.3,143.215.143.11,URL_Default,,,web-browsing,vsys1,LAN,Internet,ethernet1/6,ethernet1/1,,2011/01/25 06:04:33,103212,1,1031,80,1100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4:44,0004C100832,THREAT,url,2,2011/01/25 06:04:44,10.10.9.22,149.20.56.32,193.189.142.3,149.20.56.32,URL_Default,,,web-browsing,vsys1,LAN,Internet,ethernet1/6,ethernet1/1,,2011/01/25 06:04:44,100880,1,1050,80,15775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4:49,0004C100832,THREAT,url,2,2011/01/25 06:04:49,10.10.9.22,149.20.56.32,193.189.142.3,149.20.56.32,URL_Default,,,web-browsing,vsys1,LAN,Internet,ethernet1/6,ethernet1/1,,2011/01/25 06:04:49,102112,1,1056,80,51371,80,0x40,tcp,block-url,149.20.56.32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04:52,0004C100832,THREAT,url,2,2011/01/25 06:04:52,10.10.9.22,143.215.143.11,193.189.142.3,143.215.143.11,URL_Default,,,web-browsing,vsys1,LAN,Internet,ethernet1/6,ethernet1/1,,2011/01/25 06:04:52,96977,1,1058,80,34586,80,0x40,tcp,block-url,143.215.143.11/search?q=77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22:40,0004C100832,THREAT,url,2,2011/01/25 06:22:39,10.10.9.42,75.126.182.189,193.189.142.3,75.126.182.189,URL_Default,tpe\guvenlik,,web-browsing,vsys1,LAN,Internet,ethernet1/6,ethernet1/1,,2011/01/25 06:22:40,87528,1,3651,80,21681,80,0x40,tcp,block-url,srv.sayyac.net/sa.js?_salogin=ztporn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40:34,0004C100832,THREAT,url,2,2011/01/25 06:40:34,10.10.8.5,75.126.182.187,193.189.142.3,75.126.182.187,URL_Default,tpe\ertan.demir,,web-browsing,vsys1,LAN,Internet,ethernet1/6,ethernet1/1,,2011/01/25 06:40:34,96781,1,1199,80,34897,80,0x40,tcp,block-url,srv.sayyac.net/sa.js?_salogin=morpornoinf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40:35,0004C100832,THREAT,url,2,2011/01/25 06:40:35,10.10.8.5,87.117.194.81,193.189.142.3,87.117.194.81,URL_Default,tpe\ertan.demir,,web-browsing,vsys1,LAN,Internet,ethernet1/6,ethernet1/1,,2011/01/25 06:40:35,96811,1,1207,80,17640,80,0x40,tcp,block-url,www.fullpornoizle.net/sag.gif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40:35,0004C100832,THREAT,url,2,2011/01/25 06:40:35,10.10.8.5,87.117.194.81,193.189.142.3,87.117.194.81,URL_Default,tpe\ertan.demir,,web-browsing,vsys1,LAN,Internet,ethernet1/6,ethernet1/1,,2011/01/25 06:40:35,111056,1,1209,80,3116,80,0x40,tcp,block-url,www.fullpornoizle.net/sol.gif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40:36,0004C100832,THREAT,url,2,2011/01/25 06:40:36,10.10.8.5,75.126.182.187,193.189.142.3,75.126.182.187,URL_Default,tpe\ertan.demir,,web-browsing,vsys1,LAN,Internet,ethernet1/6,ethernet1/1,,2011/01/25 06:40:36,97859,1,1234,80,60886,80,0x40,tcp,block-url,srv.sayyac.net/sa.js?_salogin=uzunpenis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40:50,0004C100832,THREAT,url,2,2011/01/25 06:40:50,10.10.8.5,75.126.182.187,193.189.142.3,75.126.182.187,URL_Default,tpe\ertan.demir,,web-browsing,vsys1,LAN,Internet,ethernet1/6,ethernet1/1,,2011/01/25 06:40:50,59379,1,1269,80,22783,80,0x40,tcp,block-url,srv.sayyac.net/sa.js?_salogin=morpornoinfo&amp;_sav=4.3,(9999),malware-sites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40:50,0004C100832,THREAT,url,2,2011/01/25 06:40:50,10.10.8.5,87.117.194.81,193.189.142.3,87.117.194.81,URL_Default,tpe\ertan.demir,,web-browsing,vsys1,LAN,Internet,ethernet1/6,ethernet1/1,,2011/01/25 06:40:50,96311,1,1271,80,38966,80,0x40,tcp,block-url,www.fullpornoizle.net/sol.gif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40:50,0004C100832,THREAT,url,2,2011/01/25 06:40:50,10.10.8.5,87.117.194.81,193.189.142.3,87.117.194.81,URL_Default,tpe\ertan.demir,,web-browsing,vsys1,LAN,Internet,ethernet1/6,ethernet1/1,,2011/01/25 06:40:50,93753,1,1273,80,59013,80,0x40,tcp,block-url,www.fullpornoizle.net/sag.gif,(9999),adult-and-pornography,informational,client-to-server</text:p>
          </table:table-cell>
          <table:table-cell table:number-columns-repeated="1023"/>
        </table:table-row>
        <table:table-row table:style-name="ro1">
          <table:table-cell office:value-type="string">
            <text:p>1,2011/01/25 06:40:51,0004C100832,THREAT,url,2,2011/01/25 06:40:51,10.10.8.5,75.126.182.187,193.189.142.3,75.126.182.187,URL_Default,tpe\ertan.demir,,web-browsing,vsys1,LAN,Internet,ethernet1/6,ethernet1/1,,2011/01/25 06:40:51,111534,1,1293,80,3628,80,0x40,tcp,block-url,srv.sayyac.net/sa.js?_salogin=uzunpenis&amp;_sav=4.3,(9999),malware-sites,informational,client-to-server</text:p>
          </table:table-cell>
          <table:table-cell table:number-columns-repeated="1023"/>
        </table:table-row>
        <table:table-row table:style-name="ro1" table:number-rows-repeated="654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tr" fo:country="T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number:number-style style:name="N5000" number:language="tr" number:country="TR">
      <number:number number:min-integer-digits="1"/>
    </number:number-style>
    <number:number-style style:name="N5106P0" style:volatile="true" number:language="tr" number:country="TR">
      <number:number number:decimal-places="0" number:min-integer-digits="1" number:grouping="true"/>
      <number:text> TL</number:text>
    </number:number-style>
    <number:number-style style:name="N5106" number:language="tr" number:country="TR">
      <number:text>-</number:text>
      <number:number number:decimal-places="0" number:min-integer-digits="1" number:grouping="true"/>
      <number:text> TL</number:text>
      <style:map style:condition="value()&gt;=0" style:apply-style-name="N5106P0"/>
    </number:number-style>
    <number:number-style style:name="N5107P0" style:volatile="true" number:language="tr" number:country="TR">
      <number:number number:decimal-places="0" number:min-integer-digits="1" number:grouping="true"/>
      <number:text> TL</number:text>
    </number:number-style>
    <number:number-style style:name="N5107" number:language="tr" number:country="TR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5107P0"/>
    </number:number-style>
    <number:number-style style:name="N5108P0" style:volatile="true" number:language="tr" number:country="TR">
      <number:number number:decimal-places="2" number:min-integer-digits="1" number:grouping="true"/>
      <number:text> TL</number:text>
    </number:number-style>
    <number:number-style style:name="N5108" number:language="tr" number:country="TR">
      <number:text>-</number:text>
      <number:number number:decimal-places="2" number:min-integer-digits="1" number:grouping="true"/>
      <number:text> TL</number:text>
      <style:map style:condition="value()&gt;=0" style:apply-style-name="N5108P0"/>
    </number:number-style>
    <number:number-style style:name="N5109P0" style:volatile="true" number:language="tr" number:country="TR">
      <number:number number:decimal-places="2" number:min-integer-digits="1" number:grouping="true"/>
      <number:text> TL</number:text>
    </number:number-style>
    <number:number-style style:name="N5109" number:language="tr" number:country="TR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5109P0"/>
    </number:number-style>
    <number:date-style style:name="N5110" number:language="tr" number:country="TR">
      <number:day number:style="long"/>
      <number:text>.</number:text>
      <number:month number:style="long"/>
      <number:text>.</number:text>
      <number:year number:style="long"/>
    </number:date-style>
    <number:date-style style:name="N5111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5112" number:language="tr" number:country="TR">
      <number:day number:style="long"/>
      <number:text>.</number:text>
      <number:month number:textual="true"/>
    </number:date-style>
    <number:date-style style:name="N5113" number:language="tr" number:country="TR">
      <number:month number:textual="true"/>
      <number:text>.</number:text>
      <number:year/>
    </number:date-style>
    <number:time-style style:name="N5114" number:language="tr" number:country="TR">
      <number:hours/>
      <number:text>:</number:text>
      <number:minutes number:style="long"/>
      <number:text> </number:text>
      <number:am-pm/>
    </number:time-style>
    <number:time-style style:name="N5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6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7P0" style:volatile="true" number:language="tr" number:country="TR">
      <number:number number:decimal-places="0" number:min-integer-digits="1" number:grouping="true"/>
      <number:text>     </number:text>
    </number:number-style>
    <number:number-style style:name="N5117" number:language="tr" number:country="TR">
      <number:text>-</number:text>
      <number:number number:decimal-places="0" number:min-integer-digits="1" number:grouping="true"/>
      <number:text>     </number:text>
      <style:map style:condition="value()&gt;=0" style:apply-style-name="N5117P0"/>
    </number:number-style>
    <number:number-style style:name="N5118P0" style:volatile="true" number:language="tr" number:country="TR">
      <number:number number:decimal-places="0" number:min-integer-digits="1" number:grouping="true"/>
      <number:text>     </number:text>
    </number:number-style>
    <number:number-style style:name="N5118" number:language="tr" number:country="T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18P0"/>
    </number:number-style>
    <number:number-style style:name="N5119P0" style:volatile="true" number:language="tr" number:country="TR">
      <number:number number:decimal-places="2" number:min-integer-digits="1" number:grouping="true"/>
      <number:text>     </number:text>
    </number:number-style>
    <number:number-style style:name="N5119" number:language="tr" number:country="TR">
      <number:text>-</number:text>
      <number:number number:decimal-places="2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tr" number:country="TR">
      <number:number number:decimal-places="2" number:min-integer-digits="1" number:grouping="true"/>
      <number:text>     </number:text>
    </number:number-style>
    <number:number-style style:name="N5120" number:language="tr" number:country="T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0P0"/>
    </number:number-style>
    <number:number-style style:name="N5121P0" style:volatile="true" number:language="tr" number:country="TR">
      <number:text> </number:text>
      <number:number number:decimal-places="0" number:min-integer-digits="1" number:grouping="true"/>
      <number:text>      </number:text>
    </number:number-style>
    <number:number-style style:name="N5121P1" style:volatile="true" number:language="tr" number:country="TR">
      <number:text>-</number:text>
      <number:number number:decimal-places="0" number:min-integer-digits="1" number:grouping="true"/>
      <number:text>      </number:text>
    </number:number-style>
    <number:number-style style:name="N5121P2" style:volatile="true" number:language="tr" number:country="TR">
      <number:text> -      </number:text>
    </number:number-style>
    <number:text-style style:name="N5121" number:language="tr" number:country="T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tr" number:country="TR">
      <number:text> </number:text>
      <number:number number:decimal-places="0" number:min-integer-digits="1" number:grouping="true"/>
      <number:text> TL </number:text>
    </number:number-style>
    <number:number-style style:name="N5122P1" style:volatile="true" number:language="tr" number:country="TR">
      <number:text>-</number:text>
      <number:number number:decimal-places="0" number:min-integer-digits="1" number:grouping="true"/>
      <number:text> TL </number:text>
    </number:number-style>
    <number:number-style style:name="N5122P2" style:volatile="true" number:language="tr" number:country="TR">
      <number:text> - TL </number:text>
    </number:number-style>
    <number:text-style style:name="N5122" number:language="tr" number:country="T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tr" number:country="TR">
      <number:text> </number:text>
      <number:number number:decimal-places="2" number:min-integer-digits="1" number:grouping="true"/>
      <number:text>      </number:text>
    </number:number-style>
    <number:number-style style:name="N5123P1" style:volatile="true" number:language="tr" number:country="TR">
      <number:text>-</number:text>
      <number:number number:decimal-places="2" number:min-integer-digits="1" number:grouping="true"/>
      <number:text>      </number:text>
    </number:number-style>
    <number:number-style style:name="N5123P2" style:volatile="true" number:language="tr" number:country="TR">
      <number:text> -</number:text>
      <number:number number:decimal-places="0" number:min-integer-digits="0"/>
      <number:text>      </number:text>
    </number:number-style>
    <number:text-style style:name="N5123" number:language="tr" number:country="T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tr" number:country="TR">
      <number:text> </number:text>
      <number:number number:decimal-places="2" number:min-integer-digits="1" number:grouping="true"/>
      <number:text> TL </number:text>
    </number:number-style>
    <number:number-style style:name="N5124P1" style:volatile="true" number:language="tr" number:country="TR">
      <number:text>-</number:text>
      <number:number number:decimal-places="2" number:min-integer-digits="1" number:grouping="true"/>
      <number:text> TL </number:text>
    </number:number-style>
    <number:number-style style:name="N5124P2" style:volatile="true" number:language="tr" number:country="TR">
      <number:text> -</number:text>
      <number:number number:decimal-places="0" number:min-integer-digits="0"/>
      <number:text> TL </number:text>
    </number:number-style>
    <number:text-style style:name="N5124" number:language="tr" number:country="T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tr" number:country="TR">
      <number:minutes number:style="long"/>
      <number:text>:</number:text>
      <number:seconds number:style="long"/>
    </number:time-style>
    <number:time-style style:name="N5126" number:language="tr" number:country="T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tr" number:country="TR">
      <number:minutes number:style="long"/>
      <number:text>:</number:text>
      <number:seconds number:style="long" number:decimal-places="1"/>
    </number:time-style>
    <number:number-style style:name="N5128" number:language="tr" number:country="TR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.04.2011</text:date>, <text:time>09:16:14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2" style:display-name="PageStyle_Sayf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8T09:16:13.96</dc:date>
    <dc:creator>Ali </dc:creator>
    <meta:document-statistic meta:table-count="2" meta:cell-count="229" meta:object-count="0"/>
    <meta:generator>OpenOffice.org/3.2$Win32 OpenOffice.org_project/320m12$Build-9483</meta:generator>
  </office:meta>
</office:document-meta>
</file>